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master-page-name="">
      <style:paragraph-properties fo:padding="0in" fo:border="none"/>
    </style:style>
    <style:style style:name="P3" style:family="paragraph" style:parent-style-name="Text_20_body" style:list-style-name="L1">
      <style:paragraph-properties fo:padding="0in" fo:border="none"/>
    </style:style>
    <style:style style:name="P4" style:family="paragraph" style:parent-style-name="Text_20_body" style:list-style-name="L2">
      <style:paragraph-properties fo:padding="0in" fo:border="none"/>
    </style:style>
    <style:style style:name="P5" style:family="paragraph" style:parent-style-name="Text_20_body">
      <style:paragraph-properties fo:padding="0in" fo:border="none"/>
      <style:text-properties fo:font-style="normal" style:font-style-asian="normal" style:font-style-complex="normal"/>
    </style:style>
    <style:style style:name="P6" style:family="paragraph" style:parent-style-name="Text_20_body" style:master-page-name="">
      <style:paragraph-properties fo:line-height="100%" fo:keep-together="auto">
        <style:tab-stops/>
      </style:paragraph-properties>
      <style:text-properties style:font-name="Bitstream Vera Sans" fo:font-size="10pt" style:font-size-asian="10pt" style:font-size-complex="10pt"/>
    </style:style>
    <style:style style:name="P7" style:family="paragraph" style:parent-style-name="Text_20_body" style:master-page-name="">
      <style:paragraph-properties fo:keep-together="auto"/>
      <style:text-properties style:font-name="Bitstream Vera San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8pt" style:font-size-asian="8pt" style:font-size-complex="8pt"/>
    </style:style>
    <style:style style:name="T4" style:family="text">
      <style:text-properties fo:font-size="8pt" style:font-size-asian="8pt" style:font-size-complex="8pt"/>
    </style:style>
    <style:style style:name="fr1" style:family="graphic" style:parent-style-name="OLE">
      <style:graphic-properties style:wrap="none" style:vertical-pos="from-top" style:vertical-rel="paragraph" style:horizontal-pos="from-left" style:horizontal-rel="paragraph" fo:padding="0.0201in" fo:border="0.0008in solid #000000" style:shadow="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Heading">Distributed Transcoder Design Document</text:p>
      <text:p text:style-name="P1"/>
      <text:h text:style-name="Heading_20_1" text:outline-level="1">Objectives</text:h>
      <text:p text:style-name="P2">The objective of the new transcoder design, are:</text:p>
      <text:list text:style-name="L1">
        <text:list-item>
          <text:p text:style-name="P3">Distributed transcoding.</text:p>
        </text:list-item>
        <text:list-item>
          <text:p text:style-name="P3">Exhaustive job reporting.</text:p>
        </text:list-item>
        <text:list-item>
          <text:p text:style-name="P3">Thumbnailing integration.</text:p>
        </text:list-item>
        <text:list-item>
          <text:p text:style-name="P3">Solid error handling.</text:p>
        </text:list-item>
        <text:list-item>
          <text:p text:style-name="P3">Integration with the existing platform.</text:p>
        </text:list-item>
      </text:list>
      <text:h text:style-name="Heading_20_1" text:outline-level="1">Overview</text:h>
      <text:p text:style-name="P1">The transcoder is composed of three parts, the file monitoring components, the transcoding job components, and the transcoding cluster administration. </text:p>
      <text:h text:style-name="Heading_20_2" text:outline-level="2">File Monitoring Components</text:h>
      <text:p text:style-name="P1">The file monitoring components are started by the transcoding cluster administration on whatever workers that have access to the underlying file system. They look for a set of path for changes. The actual implementation periodically check the file system for changes, but later implementations could listen to the underlying file system events. The monitoring components inform the cluster administration of new files, file deletion and file uploading.</text:p>
      <text:h text:style-name="Heading_20_2" text:outline-level="2">Transcoding Job Components</text:h>
      <text:p text:style-name="P1">The transcoding job components are started by the the transcoding cluster administration to transcode a file. They are provided with a transcoding configuration file that contain all the information to access the source file and transcode it to a set of target files. It generate a report file, and if the job succeed the specified target files. </text:p>
      <text:p text:style-name="P1">The generated files are all moved to the “outgoing” directory only if there was no fatal error. If one target fail, even if it's for post-processing, none of the generated files are moved to the “outgoing” directory. This prevent partial transcoding, and the need for the customer to handle files without all targets transcoded.</text:p>
      <text:p text:style-name="P1">The report files are saved in different directories if the transcoding file or succeed for better triage.</text:p>
      <text:h text:style-name="Heading_20_2" text:outline-level="2">Transcoding Cluster Administration</text:h>
      <text:p text:style-name="P1">The administration creates and distributes the components over the platform. </text:p>
      <text:p text:style-name="P1">It generates the configuration file for the transcoding job, and collects the report files. It may saves a subset of the report in the database.</text:p>
      <text:p text:style-name="P1">It informs the customers and the administrator of the transcoding status and outcomes. </text:p>
      <text:h text:style-name="Heading_20_1" text:outline-level="1">Specifications</text:h>
      <text:h text:style-name="Heading_20_2" text:outline-level="2">Monitoring Component</text:h>
      <text:p text:style-name="P1">The Monitoring component is separated in two classes, the Flumotion component, and a watcher class that periodically scan the file system for changed.</text:p>
      <text:h text:style-name="Heading_20_2" text:outline-level="2">Transcoding Job Component</text:h>
      <text:p text:style-name="P1">The transcoding job component is separated in three independent parts:</text:p>
      <text:list text:style-name="L2">
        <text:list-item>
          <text:p text:style-name="P4">Flumotion Component Instrumentation</text:p>
        </text:list-item>
        <text:list-item>
          <text:p text:style-name="P4">Transcoding Job </text:p>
        </text:list-item>
        <text:list-item>
          <text:p text:style-name="P4">Low-level Transcoder</text:p>
        </text:list-item>
      </text:list>
      <text:h text:style-name="Heading_20_3" text:outline-level="3">Class Diagram</text:h>
      <text:h text:style-name="Heading_20_3" text:outline-level="3"><draw:frame draw:style-name="fr1" draw:name="Object1" text:anchor-type="paragraph" svg:x="0.7646in" svg:y="0.0236in" svg:width="5.5646in" svg:height="4.7083in" draw:z-index="0"><draw:object xlink:href="./Object 1" xlink:type="simple" xlink:show="embed" xlink:actuate="onLoad"/><draw:image xlink:href="./ObjectReplacements/Object 1" xlink:type="simple" xlink:show="embed" xlink:actuate="onLoad"/></draw:frame></text:h>
      <text:h text:style-name="Heading_20_3" text:outline-level="3">Flumotion Component Instrumentation</text:h>
      <text:p text:style-name="P1">This class implement the Flumotion component methods, and use a Transcoding Job to do the work. It forward the Transcoding job events in a way the cluster administration and the administration UI understand.</text:p>
      <text:p text:style-name="P1">The component can be started in a standard Flumotion flow description, or with the <text:span text:style-name="T1">flumotion-launch </text:span><text:span text:style-name="T2">script in order to reproduce a transcoding job. moreover, the component can be started with a report file has parameter to redo a job in diagnose mode. In diagnose mode, the component will automatically find the source file even if it has been moved to the “done” or “failed” directories. An additional parameter can be specified to change the “nice” level of the process. This can be usefully manually execute a job without too much impact to the production platform.</text:span></text:p>
      <text:p text:style-name="P5">The component create a configuration container instance (JobConfig) and a report container (JobReport) <text:s/>and give them to the TranscodingJob instance. It sets itself as a sink for the Job events to be able to forward them.</text:p>
      <text:p text:style-name="P5">The current implementation of the configuration and report container use a IniFile version of a generic property container. It could be change to load and save form database or from XML files only by changing the IniFile base class by a XMLFile class for example.</text:p>
      <text:h text:style-name="Heading_20_3" text:outline-level="3">Transcoding Job</text:h>
      <text:p text:style-name="P1">The transcoding job is set-up with a configuration container and a report container. It encapsulate them in Context and Reporter instances and create a low-level transcoder.</text:p>
      <text:p text:style-name="P1">It's independent from the Flumotion components classes.</text:p>
      <text:p text:style-name="P1">The Context class encapsulates the configuration container and provides all the abstraction methods like file path construction. It contains a Reporter instance, and can provide specific contexts for the source and target media. </text:p>
      <text:p text:style-name="P1">The Reporter class encapsulates the report container and provides report-filling methods like filling the report of a target from a <text:span text:style-name="T1">Discoverer</text:span> instance. The reporter use a pipeline crawling class to browse the transcoder pipeline and fill the report with gst-lauch-like pipeline descriptions.</text:p>
      <text:p text:style-name="P1">The pre-process and post-process use the same Process class for execution and parameter substitution.</text:p>
      <text:p text:style-name="P1">The purpose of this class is to set-up and execute the job execution flow, with pre-processing, transcoding, target analyse, post-processing, link generation and file management.</text:p>
      <text:h text:style-name="Heading_20_3" text:outline-level="3">Low-Level Transcoder</text:h>
      <text:p text:style-name="P1">This class only know a source file, and a set of transcoding target instances. When started, it set-up the GStreamer pipeline and iterate over each target for them to set there specific pipeline elements that will be teed together. </text:p>
      <text:p text:style-name="P1">It's a generic transcoding class independent from the TranscodingJob class.</text:p>
      <text:p text:style-name="P1">The Thumb nailing is done by building a standard video encode bin without videorate element, and adding a buffer pad prob on its sink. The prob will drop all the buffers minus the ones from which thumbnailes should be created. This bin is linked with an image encoder like jpgenc or pngenc, and to a python thumbsink element that save each buffer it receives in a separate file named by filling a specified template file name.</text:p>
      <text:h text:style-name="Heading_20_3" text:outline-level="3">Configuration File Example</text:h>
      <text:p text:style-name="P6"><text:span text:style-name="T3">[global]<text:line-break/>transcoding-timeout = 30<text:line-break/>post-process-timeout = 5<text:line-break/>pre-process-timeout = 60<text:line-break/><text:line-break/>[customer]<text:line-break/>name = Fluendo<text:line-break/><text:line-break/>[profile]<text:line-break/>label = ogg/theora-vorbis<text:line-break/>input-dir = /home/file/fluendo/files/incoming/ogg/theora-vorbis<text:line-break/>output-dir = /home/file/fluendo/files/outgoing/ogg/theora-vorbis<text:line-break/>link-dir = /home/file/fluendo/files/links/ogg/theora-vorbis<text:line-break/>work-dir = /home/file/fluendo/working/ogg/theora-vorbis<text:line-break/>failed-dir = /home/file/fluendo/files/failed/ogg/theora-vorbis<text:line-break/>failed-reports-dir = /home/file/fluendo/reports/failed/ogg/theora-vorbis<text:line-break/>done-dir = /home/file/fluendo/files/done/ogg/theora-vorbis<text:line-break/>done-reports-dir = /home/file/fluendo/reports/done/ogg/theora-vorbis<text:line-break/><text:line-break/>[source]<text:line-break/>input-file = subdir/alien.mpg<text:line-break/>report-file = subdir/alien.mpg.rep<text:line-break/>pre-process = /bin/sleep 2<text:line-break/><text:line-break/>[target:1]<text:line-break/>label = ogg<text:line-break/>type = Audio/Video<text:line-break/>output-file = subdir/alien.mpg.ogg<text:line-break/>post-process = /bin/sleep 3<text:line-break/>link-file = subdir/alien.mpg.ogg.link<text:line-break/>link-url-prefix = </text:span><text:a xlink:type="simple" xlink:href="http://localhost:8180/fluendo/vod/outgoing/"><text:span text:style-name="T4">http://localhost:8180/fluendo/vod/outgoing/</text:span></text:a><text:span text:style-name="T3"><text:line-break/><text:line-break/>[target:1:config]<text:line-break/>muxer = oggmux<text:line-break/>video-encoder = theoraenc quick=0 bitrate=500<text:line-break/>audio-encoder = vorbisenc bitrate=68000<text:line-break/>video-framerate = 25/1<text:line-break/>video-width = 320<text:line-break/>video-height = 240<text:line-break/>video-par = 2/1<text:line-break/>video-maxwidth=300<text:line-break/>video-maxheight=200<text:line-break/>audio-rate=44100<text:line-break/><text:line-break/>[target:2]<text:line-break/>label = thumbs<text:line-break/>type = Thumbnails<text:line-break/>output-file = subdir/thumbs/alien.mpg.%(index)03d.jpg<text:line-break/>post-process = /bin/sleep 3<text:line-break/><text:line-break/>[target:2:config]<text:line-break/>thumbs-width = 128<text:line-break/>thumbs-height = 128<text:line-break/>interval-value = 10<text:line-break/>interval-unit = percent<text:line-break/>max-count = 0<text:line-break/>output-format = jpg</text:span></text:p>
      <text:h text:style-name="Heading_20_3" text:outline-level="3">Report File Example</text:h>
      <text:p text:style-name="P7">[global]<text:line-break/>config-file = /home/sebastien/workspace/flumotion/transcoder/v0r2/conf/transcoder-job.ini<text:line-break/>errors#0001 = failure flumotion.component.transcoder.job.HandledTranscoderError at flumotion/component/transcoder/job.py:545: targetsTerminated(): 1 target(s) failed<text:line-break/>fatal-error = 1 target(s) failed<text:line-break/>state = targets processing<text:line-break/><text:line-break/>[source]<text:line-break/>file-path = /home/file/fluendo/files/incoming/ogg/theora-vorbis/subdir/alien.mpg<text:line-break/>pipeline#audio = queue max-size-buffers=0 max-size-bytes=8192 max-size-time=0 ! flump3dec<text:line-break/>pipeline#demuxer = filesrc location='/home/file/fluendo/files/incoming/ogg/theora-vorbis/subdir/alien.mpg' ! typefind caps='video/mpeg, systemstream=(boolean)true, mpegversion=(int)1' ! flupsdemux<text:line-break/>pipeline#video = queue max-size-buffers=0 max-size-bytes=80720 max-size-time=0 ! flumpeg2vdec<text:line-break/><text:line-break/>[source:analyse]<text:line-break/>audio-caps = audio/x-raw-int, endianness=(int)1234, signed=(boolean)true, width=(int)16, depth=(int)16, rate=(int)44100, channels=(int)1<text:line-break/>audio-channels = 1<text:line-break/>audio-depth = 16<text:line-break/>audio-duration = 42.0<text:line-break/>audio-float = False<text:line-break/>audio-length = 42680373333<text:line-break/>audio-rate = 44100<text:line-break/>audio-width = 16<text:line-break/>has-audio = True<text:line-break/>has-video = True<text:line-break/>mime-type = video/mpeg, systemstream=(boolean)true, mpegversion=(int)1<text:line-break/>video-caps = video/x-raw-yuv, format=(fourcc)I420, width=(int)320, height=(int)240, pixel-aspect-ratio=(fraction)1/1, framerate=(fraction)24/1<text:line-break/>video-duration = 42.0<text:line-break/>video-height = 240<text:line-break/>video-length = 42680373333<text:line-break/>video-rate = 24/1<text:line-break/>video-width = 320<text:line-break/><text:line-break/>[target:1]<text:line-break/>errors#0001 = failure twisted.internet.error.ProcessTerminated: A process has ended with a probable error condition: process ended with exit code 1.<text:line-break/>fatal-error = A process has ended with a probable error condition: process ended with exit code 1.<text:line-break/>file-output#0001 = /home/file/fluendo/files/outgoing/ogg/theora-vorbis/subdir/alien.mpg.ogg<text:line-break/>file-output#0002 = /home/file/fluendo/files/links/ogg/theora-vorbis/subdir/alien.mpg.ogg.link<text:line-break/>file-work#0001 = /home/file/fluendo/working/ogg/theora-vorbis/subdir/alien.mpg.ogg.tmp<text:line-break/>file-work#0002 = /home/file/fluendo/working/ogg/theora-vorbis/subdir/alien.mpg.ogg.link.tmp<text:line-break/>pipeline#audio = queue max-size-time=0 ! audioconvert ! audiorate in=108 out=111 add=1838 drop=2 ! audioresample ! ANY ! vorbisenc bitrate=68000 last-message='encoding at approximate bitrate 68000 bps (VBR encoding enabled)' ! queue max-size-buffers=0 max-size-time=20000000000<text:line-break/>pipeline#muxer = oggmux ! filesink sync=False location='/home/file/fluendo/working/ogg/theora-vorbis/subdir/alien.mpg.ogg.tmp'<text:line-break/>pipeline#video = queue max-size-time=0 ! ffmpegcolorspace qos=True ! videorate in=86 out=88 duplicate=3 ! videoscale qos=True method='Bilinear' ! video/x-raw-yuv, width=(int)320, height=(int)240, pixel-aspect-ratio=(fraction)1/1, framerate=(fraction)24/1; video/x-raw-rgb, width=(int)320, height=(int)240, pixel-aspect-ratio=(fraction)1/1, framerate=(fraction)24/1 ! theoraenc bitrate=500 quality=0 quick=False ! queue max-size-buffers=0 max-size-time=20000000000<text:line-break/>state = post-processing<text:line-break/><text:line-break/>[target:1:analyse]<text:line-break/>audio-caps = audio/x-raw-float, rate=(int)44100, channels=(int)1, endianness=(int)1234, width=(int)32<text:line-break/>audio-channels = 1<text:line-break/>audio-depth = 0<text:line-break/>audio-duration = 42.0<text:line-break/>audio-float = True<text:line-break/>audio-length = 42429637188<text:line-break/>audio-rate = 44100<text:line-break/>audio-tag#audio-codec = Vorbis<text:line-break/>audio-tag#bitrate = 68000<text:line-break/>audio-tag#encoder = Xiph.Org libVorbis I 20050304<text:line-break/>audio-tag#encoder-version = 0<text:line-break/>audio-tag#nominal-bitrate = 68000<text:line-break/>audio-width = 32<text:line-break/>has-audio = True<text:line-break/>has-video = True<text:line-break/>mime-type = application/ogg<text:line-break/>other-tag#audio-codec = MPEG-1 layer 3 audio<text:line-break/>other-tag#video-codec = FLV video<text:line-break/>video-caps = video/x-raw-yuv, format=(fourcc)I420, framerate=(fraction)24/1, pixel-aspect-ratio=(fraction)1/1, width=(int)320, height=(int)240<text:line-break/>video-duration = 42.0<text:line-break/>video-height = 240<text:line-break/>video-length = 42429637188<text:line-break/>video-rate = 24/1<text:line-break/>video-tag#bitrate = 500000<text:line-break/>video-tag#encoder = Xiph.Org libTheora I 20060526 3 2 0<text:line-break/>video-tag#encoder-version = 3<text:line-break/>video-tag#nominal-bitrate = 500000<text:line-break/>video-tag#video-codec = Theora<text:line-break/>video-width = 320<text:line-break/><text:line-break/>[target:5]<text:line-break/>file-output#0001 = /home/file/fluendo/files/outgoing/ogg/theora-vorbis/subdir/thumbs/alien.mpg.001.jpg<text:line-break/>file-output#0002 = /home/file/fluendo/files/outgoing/ogg/theora-vorbis/subdir/thumbs/alien.mpg.002.jpg<text:line-break/>file-output#0003 = /home/file/fluendo/files/outgoing/ogg/theora-vorbis/subdir/thumbs/alien.mpg.003.jpg<text:line-break/>file-output#0004 = /home/file/fluendo/files/outgoing/ogg/theora-vorbis/subdir/thumbs/alien.mpg.004.jpg<text:line-break/>file-output#0005 = /home/file/fluendo/files/outgoing/ogg/theora-vorbis/subdir/thumbs/alien.mpg.005.jpg<text:line-break/>file-output#0006 = /home/file/fluendo/files/outgoing/ogg/theora-vorbis/subdir/thumbs/alien.mpg.006.jpg<text:line-break/>file-output#0007 = /home/file/fluendo/files/outgoing/ogg/theora-vorbis/subdir/thumbs/alien.mpg.007.jpg<text:line-break/>file-output#0008 = /home/file/fluendo/files/outgoing/ogg/theora-vorbis/subdir/thumbs/alien.mpg.008.jpg<text:line-break/>file-output#0009 = /home/file/fluendo/files/outgoing/ogg/theora-vorbis/subdir/thumbs/alien.mpg.009.jpg<text:line-break/>file-output#0010 = /home/file/fluendo/files/outgoing/ogg/theora-vorbis/subdir/thumbs/alien.mpg.010.jpg<text:line-break/>file-work#0001 = /home/file/fluendo/working/ogg/theora-vorbis/subdir/thumbs/alien.mpg.001.jpg.tmp<text:line-break/>file-work#0002 = /home/file/fluendo/working/ogg/theora-vorbis/subdir/thumbs/alien.mpg.002.jpg.tmp<text:line-break/>file-work#0003 = /home/file/fluendo/working/ogg/theora-vorbis/subdir/thumbs/alien.mpg.003.jpg.tmp<text:line-break/>file-work#0004 = /home/file/fluendo/working/ogg/theora-vorbis/subdir/thumbs/alien.mpg.004.jpg.tmp<text:line-break/>file-work#0005 = /home/file/fluendo/working/ogg/theora-vorbis/subdir/thumbs/alien.mpg.005.jpg.tmp<text:line-break/>file-work#0006 = /home/file/fluendo/working/ogg/theora-vorbis/subdir/thumbs/alien.mpg.006.jpg.tmp<text:line-break/>file-work#0007 = /home/file/fluendo/working/ogg/theora-vorbis/subdir/thumbs/alien.mpg.007.jpg.tmp<text:line-break/>file-work#0008 = /home/file/fluendo/working/ogg/theora-vorbis/subdir/thumbs/alien.mpg.008.jpg.tmp<text:line-break/>file-work#0009 = /home/file/fluendo/working/ogg/theora-vorbis/subdir/thumbs/alien.mpg.009.jpg.tmp<text:line-break/>file-work#0010 = /home/file/fluendo/working/ogg/theora-vorbis/subdir/thumbs/alien.mpg.010.jpg.tmp<text:line-break/>pipeline#video = queue max-size-time=0 ! ffmpegcolorspace qos=True ! videoscale qos=True method='Bilinear' ! video/x-raw-yuv, width=(int)128, height=(int)96, pixel-aspect-ratio=(fraction)1/1, framerate=(fraction)24/1; video/x-raw-rgb, width=(int)128, height=(int)96, pixel-aspect-ratio=(fraction)1/1, framerate=(fraction)24/1 ! videobox top=-16 bottom=-16 ! ffmpegcolorspace qos=True ! jpegenc ! queue max-size-buffers=0 max-size-time=20000000000 ! ThumbnailSink sync=False<text:line-break/>state = done<text:line-break/><text:line-break/>[target:5:analyse]<text:line-break/>has-audio = False<text:line-break/>has-video =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keep-together="always" fo:background-color="transparent" fo:padding="0.0201in" fo:border="0.0008in solid #000000" style:shadow="none">
        <style:tab-stops/>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19T10:37:17</meta:creation-date>
    <dc:date>2007-02-27T14:27:42</dc:date>
    <meta:print-date>2007-02-27T14:26:21</meta:print-date>
    <dc:language>en-GB</dc:language>
    <meta:editing-cycles>34</meta:editing-cycles>
    <meta:editing-duration>P2DT5H23M40S</meta:editing-duration>
    <meta:user-defined meta:name="Info 1"/>
    <meta:user-defined meta:name="Info 2"/>
    <meta:user-defined meta:name="Info 3"/>
    <meta:user-defined meta:name="Info 4"/>
    <meta:document-statistic meta:table-count="0" meta:image-count="0" meta:object-count="1" meta:page-count="6" meta:paragraph-count="49" meta:word-count="2080" meta:character-count="135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svg:stroke-width="0.051cm" draw:marker-start-width="0.356cm" draw:marker-end="" draw:marker-end-width="0.279cm" draw:textarea-horizontal-align="center" draw:textarea-vertical-align="middle" fo:padding-top="0.125cm" fo:padding-bottom="0.125cm" fo:padding-left="0.25cm" fo:padding-right="0.25cm"/>
    </style:style>
    <style:style style:name="gr4" style:family="graphic" style:parent-style-name="standard">
      <style:graphic-properties draw:marker-start-width="0.356cm" draw:marker-end="" draw:marker-end-width="0.279cm" draw:textarea-horizontal-align="center" draw:textarea-vertical-align="middle"/>
    </style:style>
    <style:style style:name="gr5" style:family="graphic" style:parent-style-name="standard">
      <style:graphic-properties draw:marker-start="" draw:marker-end="Rounded_20_short_20_Arrow" draw:marker-end-width="0.432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9pt" style:font-size-asian="18pt" style:font-size-complex="18pt"/>
    </style:style>
    <style:style style:name="P3" style:family="paragraph">
      <style:paragraph-properties fo:margin-left="0cm" fo:margin-right="0cm" fo:text-align="center" fo:text-indent="0cm"/>
      <style:text-properties fo:font-size="9pt" style:text-underline-style="none" style:font-size-asian="18pt" style:font-size-complex="18pt"/>
    </style:style>
    <style:style style:name="P4" style:family="paragraph">
      <style:paragraph-properties fo:margin-left="0cm" fo:margin-right="0cm" fo:text-align="center" fo:text-indent="0cm"/>
      <style:text-properties fo:font-size="9pt" fo:font-style="italic" style:font-size-asian="18pt" style:font-size-complex="18pt"/>
    </style:style>
    <style:style style:name="P5" style:family="paragraph">
      <style:paragraph-properties fo:text-align="center"/>
      <style:text-properties fo:font-size="9pt" style:font-size-asian="18pt" style:font-size-complex="18pt"/>
    </style:style>
    <style:style style:name="P6" style:family="paragraph">
      <style:paragraph-properties fo:margin-left="0cm" fo:margin-right="0cm" fo:text-indent="0cm"/>
    </style:style>
    <style:style style:name="P7" style:family="paragraph">
      <style:text-properties fo:font-size="10pt"/>
    </style:style>
    <style:style style:name="T1" style:family="text">
      <style:text-properties fo:font-size="9pt" style:font-size-asian="18pt" style:font-size-complex="18pt"/>
    </style:style>
    <style:style style:name="T2" style:family="text">
      <style:text-properties fo:font-size="9pt" style:text-underline-style="none" style:font-size-asian="18pt" style:font-size-complex="18pt"/>
    </style:style>
    <style:style style:name="T3" style:family="text">
      <style:text-properties fo:font-size="9pt" fo:font-style="italic" style:font-size-asian="18pt" style:font-size-complex="18pt"/>
    </style:style>
    <style:style style:name="T4"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measurelines" svg:width="2.52cm" svg:height="0.762cm" svg:x="1.294cm" svg:y="0.568cm">
          <text:p text:style-name="P1"><text:span text:style-name="T1">Monito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2" draw:layer="measurelines" svg:width="2.52cm" svg:height="0.762cm" svg:x="5.145cm" svg:y="0.568cm">
          <text:p text:style-name="P1"><text:span text:style-name="T1">Watch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3" draw:layer="measurelines" svg:width="2.52cm" svg:height="0.762cm" svg:x="1.294cm" svg:y="2.969cm">
          <text:p text:style-name="P1"><text:span text:style-name="T1">JobCompon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4" draw:layer="measurelines" svg:width="2.52cm" svg:height="0.762cm" svg:x="5.145cm" svg:y="2.969cm">
          <text:p text:style-name="P1"><text:span text:style-name="T1">TranscodingJob</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id="id14" draw:layer="measurelines" svg:width="2.519cm" svg:height="0.763cm" svg:x="13.285cm" svg:y="7.771cm">
          <text:p text:style-name="P1"><text:span text:style-name="T2">JobRepor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11" draw:layer="measurelines" svg:width="2.519cm" svg:height="0.763cm" svg:x="1.295cm" svg:y="5.371cm">
          <text:p text:style-name="P1"><text:span text:style-name="T3">JobConfig</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5" draw:layer="measurelines" svg:width="2.519cm" svg:height="0.763cm" svg:x="9.039cm" svg:y="2.969cm">
          <text:p text:style-name="P1"><text:span text:style-name="T1">Transco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6" draw:layer="measurelines" svg:width="2.519cm" svg:height="0.761cm" svg:x="13.285cm" svg:y="2.97cm">
          <text:p text:style-name="P1"><text:span text:style-name="T1">TranscoderTarg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7" draw:layer="measurelines" svg:width="2.52cm" svg:height="0.763cm" svg:x="9.038cm" svg:y="0.568cm">
          <text:p text:style-name="P1"><text:span text:style-name="T1">AudioTarg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8" draw:layer="measurelines" svg:width="2.52cm" svg:height="0.762cm" svg:x="9.038cm" svg:y="5.37cm">
          <text:p text:style-name="P1"><text:span text:style-name="T1">VideoTarg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9" draw:layer="measurelines" svg:width="2.52cm" svg:height="0.762cm" svg:x="13.284cm" svg:y="5.37cm">
          <text:p text:style-name="P1"><text:span text:style-name="T1">AudioVideoTarg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10" draw:layer="measurelines" svg:width="2.52cm" svg:height="0.762cm" svg:x="13.284cm" svg:y="0.568cm">
          <text:p text:style-name="P1"><text:span text:style-name="T1">ThumbnailTarget</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5" draw:layer="measurelines" draw:type="lines" svg:x1="3.812cm" svg:y1="0.948cm" svg:x2="5.145cm" svg:y2="0.948cm" draw:start-shape="id1" draw:start-glue-point="7" draw:end-shape="id2" draw:end-glue-point="5">
          <text:p text:style-name="P6"/>
        </draw:connector>
        <draw:connector draw:style-name="gr4" draw:text-style-name="P5" draw:layer="measurelines" draw:type="lines" svg:x1="3.812cm" svg:y1="3.349cm" svg:x2="5.145cm" svg:y2="3.349cm" draw:start-shape="id3" draw:start-glue-point="7" draw:end-shape="id4" draw:end-glue-point="5">
          <text:p text:style-name="P6"/>
        </draw:connector>
        <draw:custom-shape draw:style-name="gr2" draw:text-style-name="P2" draw:id="id17" draw:layer="layout" svg:width="2.52cm" svg:height="0.762cm" svg:x="5.145cm" svg:y="5.371cm">
          <text:p text:style-name="P1"><text:span text:style-name="T1">Con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18" draw:layer="layout" svg:width="2.52cm" svg:height="0.761cm" svg:x="9.038cm" svg:y="7.772cm">
          <text:p text:style-name="P1"><text:span text:style-name="T1">Report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19" draw:layer="layout" svg:width="2.52cm" svg:height="0.761cm" svg:x="5.145cm" svg:y="7.773cm">
          <text:p text:style-name="P1"><text:span text:style-name="T1">SourceCon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20" draw:layer="layout" svg:width="2.52cm" svg:height="0.761cm" svg:x="5.145cm" svg:y="10.174cm">
          <text:p text:style-name="P1"><text:span text:style-name="T1">TargetCon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21" draw:layer="layout" svg:width="2.52cm" svg:height="0.762cm" svg:x="9.038cm" svg:y="10.173cm">
          <text:p text:style-name="P1"><text:span text:style-name="T1">SourceReport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id="id22" draw:layer="layout" svg:width="2.52cm" svg:height="0.762cm" svg:x="9.038cm" svg:y="12.573cm">
          <text:p text:style-name="P1"><text:span text:style-name="T1">TargetReport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13" draw:layer="layout" svg:width="2.518cm" svg:height="0.762cm" svg:x="1.295cm" svg:y="10.173cm">
          <text:p text:style-name="P1"><text:span text:style-name="T3">TargetConfig</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12" draw:layer="layout" svg:width="2.519cm" svg:height="0.763cm" svg:x="1.295cm" svg:y="7.772cm">
          <text:p text:style-name="P1"><text:span text:style-name="T3">SourceConfig</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4" draw:text-style-name="P5" draw:layer="layout" draw:type="lines" svg:x1="11.558cm" svg:y1="3.35cm" svg:x2="13.285cm" svg:y2="3.349cm" draw:start-shape="id5" draw:start-glue-point="7" draw:end-shape="id6" draw:end-glue-point="5">
          <text:p text:style-name="P6"/>
        </draw:connector>
        <draw:connector draw:style-name="gr4" draw:text-style-name="P5" draw:layer="layout" draw:type="lines" svg:x1="7.663cm" svg:y1="3.349cm" svg:x2="9.039cm" svg:y2="3.35cm" draw:start-shape="id4" draw:start-glue-point="7" draw:end-shape="id5" draw:end-glue-point="5">
          <text:p text:style-name="P6"/>
        </draw:connector>
        <draw:connector draw:style-name="gr5" draw:text-style-name="P5" draw:layer="layout" draw:type="lines" svg:x1="10.297cm" svg:y1="1.331cm" svg:x2="14.544cm" svg:y2="2.97cm" draw:start-shape="id7" draw:start-glue-point="6" draw:end-shape="id6" draw:end-glue-point="4">
          <text:p text:style-name="P6"/>
        </draw:connector>
        <draw:connector draw:style-name="gr5" draw:text-style-name="P5" draw:layer="layout" draw:type="lines" svg:x1="10.297cm" svg:y1="5.37cm" svg:x2="14.544cm" svg:y2="3.729cm" draw:start-shape="id8" draw:start-glue-point="4" draw:end-shape="id6" draw:end-glue-point="6">
          <text:p text:style-name="P6"/>
        </draw:connector>
        <draw:connector draw:style-name="gr5" draw:text-style-name="P5" draw:layer="layout" draw:type="lines" svg:x1="14.543cm" svg:y1="5.37cm" svg:x2="14.544cm" svg:y2="3.729cm" draw:start-shape="id9" draw:start-glue-point="4" draw:end-shape="id6" draw:end-glue-point="6">
          <text:p text:style-name="P6"/>
        </draw:connector>
        <draw:connector draw:style-name="gr5" draw:text-style-name="P5" draw:layer="layout" draw:type="lines" svg:x1="14.543cm" svg:y1="1.33cm" svg:x2="14.544cm" svg:y2="2.97cm" draw:start-shape="id10" draw:start-glue-point="6" draw:end-shape="id6" draw:end-glue-point="4">
          <text:p text:style-name="P6"/>
        </draw:connector>
        <draw:custom-shape draw:style-name="gr2" draw:text-style-name="P4" draw:id="id15" draw:layer="layout" svg:width="2.519cm" svg:height="0.763cm" svg:x="13.285cm" svg:y="10.172cm">
          <text:p text:style-name="P1"><text:span text:style-name="T3">SourceRepor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16" draw:layer="layout" svg:width="2.518cm" svg:height="0.762cm" svg:x="13.285cm" svg:y="12.573cm">
          <text:p text:style-name="P1"><text:span text:style-name="T3">TargetReport</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4" draw:text-style-name="P5" draw:layer="layout" draw:type="lines" svg:x1="2.554cm" svg:y1="6.134cm" svg:x2="2.554cm" svg:y2="7.772cm" draw:start-shape="id11" draw:start-glue-point="6" draw:end-shape="id12" draw:end-glue-point="4">
          <text:p text:style-name="P6"/>
        </draw:connector>
        <draw:connector draw:style-name="gr4" draw:text-style-name="P5" draw:layer="layout" draw:type="lines" svg:x1="1.295cm" svg:y1="5.752cm" svg:x2="1.295cm" svg:y2="10.553cm" draw:start-shape="id11" draw:start-glue-point="5" draw:end-shape="id13" draw:end-glue-point="5">
          <text:p text:style-name="P6"/>
        </draw:connector>
        <draw:connector draw:style-name="gr4" draw:text-style-name="P5" draw:layer="layout" draw:type="lines" svg:x1="14.544cm" svg:y1="8.534cm" svg:x2="14.544cm" svg:y2="10.172cm" draw:start-shape="id14" draw:start-glue-point="6" draw:end-shape="id15" draw:end-glue-point="4">
          <text:p text:style-name="P6"/>
        </draw:connector>
        <draw:connector draw:style-name="gr4" draw:text-style-name="P5" draw:layer="layout" draw:type="lines" svg:x1="15.804cm" svg:y1="8.152cm" svg:x2="15.803cm" svg:y2="12.953cm" draw:start-shape="id14" draw:start-glue-point="7" draw:end-shape="id16" draw:end-glue-point="7">
          <text:p text:style-name="P6"/>
        </draw:connector>
        <draw:connector draw:style-name="gr4" draw:text-style-name="P5" draw:layer="layout" draw:type="lines" svg:x1="7.663cm" svg:y1="5.751cm" svg:x2="10.297cm" svg:y2="7.772cm" draw:start-shape="id17" draw:start-glue-point="7" draw:end-shape="id18" draw:end-glue-point="4">
          <text:p text:style-name="P6"/>
        </draw:connector>
        <draw:connector draw:style-name="gr4" draw:text-style-name="P5" draw:layer="layout" draw:type="lines" svg:x1="11.556cm" svg:y1="8.151cm" svg:x2="13.285cm" svg:y2="8.152cm" draw:start-shape="id18" draw:start-glue-point="7" draw:end-shape="id14" draw:end-glue-point="5">
          <text:p text:style-name="P6"/>
        </draw:connector>
        <draw:connector draw:style-name="gr4" draw:text-style-name="P5" draw:layer="layout" draw:type="lines" svg:x1="6.404cm" svg:y1="6.133cm" svg:x2="6.404cm" svg:y2="7.773cm" draw:start-shape="id17" draw:start-glue-point="6" draw:end-shape="id19" draw:end-glue-point="4">
          <text:p text:style-name="P6"/>
        </draw:connector>
        <draw:connector draw:style-name="gr4" draw:text-style-name="P5" draw:layer="layout" draw:type="lines" svg:x1="5.145cm" svg:y1="5.752cm" svg:x2="3.814cm" svg:y2="5.752cm" draw:start-shape="id17" draw:end-shape="id11">
          <text:p text:style-name="P6"/>
        </draw:connector>
        <draw:connector draw:style-name="gr4" draw:text-style-name="P5" draw:layer="layout" draw:type="lines" svg:x1="5.145cm" svg:y1="8.152cm" svg:x2="3.814cm" svg:y2="8.153cm" draw:start-shape="id19" draw:start-glue-point="5" draw:end-shape="id12" draw:end-glue-point="7">
          <text:p text:style-name="P6"/>
        </draw:connector>
        <draw:connector draw:style-name="gr4" draw:text-style-name="P5" draw:layer="layout" draw:type="lines" svg:x1="5.145cm" svg:y1="10.553cm" svg:x2="3.813cm" svg:y2="10.553cm" draw:start-shape="id20" draw:start-glue-point="5" draw:end-shape="id13" draw:end-glue-point="7">
          <text:p text:style-name="P6"/>
        </draw:connector>
        <draw:connector draw:style-name="gr4" draw:text-style-name="P5" draw:layer="layout" draw:type="lines" svg:x1="7.663cm" svg:y1="5.751cm" svg:x2="7.663cm" svg:y2="10.553cm" draw:start-shape="id17" draw:start-glue-point="7" draw:end-shape="id20" draw:end-glue-point="7">
          <text:p text:style-name="P6"/>
        </draw:connector>
        <draw:connector draw:style-name="gr4" draw:text-style-name="P5" draw:layer="layout" draw:type="lines" svg:x1="10.297cm" svg:y1="8.531cm" svg:x2="10.297cm" svg:y2="10.173cm" draw:start-shape="id18" draw:start-glue-point="6" draw:end-shape="id21" draw:end-glue-point="4">
          <text:p text:style-name="P6"/>
        </draw:connector>
        <draw:connector draw:style-name="gr4" draw:text-style-name="P5" draw:layer="layout" draw:type="lines" svg:x1="11.556cm" svg:y1="10.553cm" svg:x2="13.285cm" svg:y2="10.553cm" draw:start-shape="id21" draw:start-glue-point="7" draw:end-shape="id15" draw:end-glue-point="5">
          <text:p text:style-name="P6"/>
        </draw:connector>
        <draw:connector draw:style-name="gr4" draw:text-style-name="P5" draw:layer="layout" draw:type="lines" svg:x1="11.556cm" svg:y1="12.953cm" svg:x2="13.285cm" svg:y2="12.954cm" draw:start-shape="id22" draw:start-glue-point="7" draw:end-shape="id16">
          <text:p text:style-name="P6"/>
        </draw:connector>
        <draw:connector draw:style-name="gr4" draw:text-style-name="P5" draw:layer="layout" draw:type="lines" svg:x1="9.038cm" svg:y1="8.151cm" svg:x2="9.038cm" svg:y2="12.953cm" draw:start-shape="id18" draw:start-glue-point="5" draw:end-shape="id22" draw:end-glue-point="5">
          <text:p text:style-name="P6"/>
        </draw:connector>
        <draw:connector draw:style-name="gr4" draw:text-style-name="P5" draw:layer="layout" draw:type="lines" svg:x1="6.404cm" svg:y1="3.731cm" svg:x2="6.404cm" svg:y2="5.371cm" draw:start-shape="id4" draw:start-glue-point="6" draw:end-shape="id17" draw:end-glue-point="4">
          <text:p text:style-name="P6"/>
        </draw:connector>
        <draw:frame draw:style-name="gr6" draw:text-style-name="P7" draw:layer="layout" svg:width="1.023cm" svg:height="0.645cm" svg:x="0.827cm" svg:y="9.525cm">
          <draw:text-box>
            <text:p text:style-name="P6"><text:span text:style-name="T4">0..*</text:span></text:p>
          </draw:text-box>
        </draw:frame>
        <draw:frame draw:style-name="gr6" draw:text-style-name="P7" draw:layer="layout" svg:width="1.023cm" svg:height="0.645cm" svg:x="7.177cm" svg:y="9.525cm">
          <draw:text-box>
            <text:p text:style-name="P6"><text:span text:style-name="T4">0..*</text:span></text:p>
          </draw:text-box>
        </draw:frame>
        <draw:frame draw:style-name="gr6" draw:text-style-name="P7" draw:layer="layout" svg:width="1.078cm" svg:height="0.645cm" svg:x="12.257cm" svg:y="2.54cm">
          <draw:text-box>
            <text:p text:style-name="P6"><text:span text:style-name="T4">0..n</text:span></text:p>
          </draw:text-box>
        </draw:frame>
        <draw:frame draw:style-name="gr6" draw:text-style-name="P7" draw:layer="layout" svg:width="1.023cm" svg:height="0.645cm" svg:x="8.447cm" svg:y="12.055cm">
          <draw:text-box>
            <text:p text:style-name="P6"><text:span text:style-name="T4">0..*</text:span></text:p>
          </draw:text-box>
        </draw:frame>
        <draw:frame draw:style-name="gr6" draw:text-style-name="P7" draw:layer="layout" svg:width="1.023cm" svg:height="0.645cm" svg:x="15.24cm" svg:y="12.055cm">
          <draw:text-box>
            <text:p text:style-name="P6"><text:span text:style-name="T4">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quare_20_45" draw:display-name="Square 45" svg:viewBox="0 0 1131 1131" svg:d="m0 564 564 567 567-567-567-564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051cm" svg:stroke-color="#000000" draw:marker-start="Square_20_45" draw:marker-start-width="0.559cm" draw:marker-start-center="false" draw:marker-end="Line_20_Arrow" draw:marker-end-width="0.48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